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{1: [104, 154, 42, 222, 146, 51, 18, 2], 2: [84, 177, 55, 175, 128, 39, 8, 0], 3: [99, 118, 66, 282, 98, 31, 0, 0], 4: [27, 132, 130, 368, 51, 2, 0, 1], 5: [73, 180, 153, 300, 32, 2, 0, 0], 6: [117, 200, 104, 265, 15, 1, 0, 0], 7: [40, 185, 187, 329, 1, 0, 0, 0], 8: [130, 246, 125, 242, 0, 0, 0, 0], 9: [165, 235, 84, 196, 37, 0, 0, 0], 10: [188, 192, 81, 151, 57, 65, 1, 0], 11: [37, 118, 87, 239, 158, 57, 13, 11], 12: [115, 117, 33, 132, 152, 84, 71, 30]}</text:p>
          </table:table-cell>
        </table:table-row>
        <table:table-row table:style-name="ro1">
          <table:table-cell office:value-type="string" calcext:value-type="string">
            <text:p>51-100</text:p>
          </table:table-cell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-150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-200</text:p>
          </table:table-cell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5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22:37:20.937676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42:49.128505656</meta:creation-date>
    <dc:date>2016-11-25T07:24:52.083716128</dc:date>
    <meta:editing-duration>PT8H48M19S</meta:editing-duration>
    <meta:editing-cycles>2</meta:editing-cycles>
    <meta:generator>LibreOffice/5.2.3.3$Linux_X86_64 LibreOffice_project/20m0$Build-3</meta:generator>
    <meta:document-statistic meta:table-count="1" meta:cell-count="17" meta:object-count="0"/>
  </office:meta>
</office:document-meta>
</file>